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Georgia" fo:font-size="16pt" officeooo:rsid="0005bfdb" officeooo:paragraph-rsid="0005bfdb" style:font-size-asian="16pt" style:font-size-complex="16pt"/>
    </style:style>
    <style:style style:name="P2" style:family="paragraph" style:parent-style-name="Standard">
      <style:text-properties style:font-name="Georgia" fo:font-size="11pt" officeooo:rsid="0005bfdb" officeooo:paragraph-rsid="0005bfdb" style:font-size-asian="11pt" style:font-size-complex="11pt"/>
    </style:style>
    <style:style style:name="P3" style:family="paragraph" style:parent-style-name="Standard">
      <style:paragraph-properties fo:text-align="center" style:justify-single-word="false"/>
      <style:text-properties style:font-name="Georgia" fo:font-size="12pt" officeooo:rsid="0005bfdb" officeooo:paragraph-rsid="0005bfdb" style:font-size-asian="12pt" style:font-size-complex="12pt"/>
    </style:style>
    <style:style style:name="P4" style:family="paragraph" style:parent-style-name="Standard">
      <style:paragraph-properties fo:margin-left="0.4925in" fo:margin-right="0in" fo:text-indent="0in" style:auto-text-indent="false"/>
      <style:text-properties officeooo:paragraph-rsid="0005bfdb"/>
    </style:style>
    <style:style style:name="P5" style:family="paragraph" style:parent-style-name="Standard">
      <style:paragraph-properties fo:margin-left="0in" fo:margin-right="0in" fo:text-indent="0in" style:auto-text-indent="false"/>
      <style:text-properties officeooo:paragraph-rsid="0005bfdb"/>
    </style:style>
    <style:style style:name="P6" style:family="paragraph" style:parent-style-name="Footnote">
      <style:text-properties style:font-name="Georgia" officeooo:rsid="0005bfdb" officeooo:paragraph-rsid="0005bfdb"/>
    </style:style>
    <style:style style:name="P7" style:family="paragraph" style:parent-style-name="Standard">
      <style:paragraph-properties fo:margin-left="0.4925in" fo:margin-right="0in" fo:text-indent="0in" style:auto-text-indent="false"/>
      <style:text-properties fo:font-variant="normal" fo:text-transform="none" fo:color="#333333" style:font-name="Georgia" fo:font-size="11pt" fo:letter-spacing="normal" fo:font-style="normal" fo:font-weight="normal" officeooo:paragraph-rsid="0005bfdb" style:font-size-asian="11pt" style:font-size-complex="11pt"/>
    </style:style>
    <style:style style:name="P8" style:family="paragraph" style:parent-style-name="Standard">
      <style:paragraph-properties fo:margin-left="0in" fo:margin-right="0in" fo:text-indent="0in" style:auto-text-indent="false"/>
      <style:text-properties fo:font-variant="normal" fo:text-transform="none" fo:color="#333333" style:font-name="Georgia" fo:font-size="11pt" fo:letter-spacing="normal" fo:font-style="normal" fo:font-weight="normal" officeooo:rsid="0005bfdb" officeooo:paragraph-rsid="0005bfdb" style:font-size-asian="11pt" style:font-size-complex="11pt"/>
    </style:style>
    <style:style style:name="T1" style:family="text">
      <style:text-properties style:text-line-through-style="solid" style:text-line-through-type="single"/>
    </style:style>
    <style:style style:name="T2" style:family="text">
      <style:text-properties fo:font-variant="normal" fo:text-transform="none" fo:color="#333333" style:font-name="Georgia" fo:font-size="11pt" fo:letter-spacing="normal" fo:font-style="normal" fo:font-weight="normal" style:font-size-asian="11pt" style:font-size-complex="11pt"/>
    </style:style>
    <style:style style:name="T3" style:family="text">
      <style:text-properties fo:font-variant="normal" fo:text-transform="none" fo:color="#333333" style:font-name="Georgia" fo:font-size="11pt" fo:letter-spacing="normal" fo:font-style="normal" fo:font-weight="normal" officeooo:rsid="0005bfdb" style:font-size-asian="11pt" style:font-size-complex="11pt"/>
    </style:style>
    <style:style style:name="T4" style:family="text">
      <style:text-properties fo:font-variant="normal" fo:text-transform="none" fo:color="#333333" style:font-name="Georgia" fo:font-size="11pt" fo:letter-spacing="normal" fo:font-style="normal" fo:font-weight="normal" officeooo:rsid="00069596" style:font-size-asian="11pt" style:font-size-complex="11pt"/>
    </style:style>
    <style:style style:name="T5" style:family="text">
      <style:text-properties fo:font-variant="normal" fo:text-transform="none" fo:color="#333333" style:text-line-through-style="solid" style:text-line-through-type="single" style:font-name="Georgia" fo:font-size="11pt" fo:letter-spacing="normal" fo:font-style="normal" fo:font-weight="normal" officeooo:rsid="0005bfdb" style:font-size-asian="11pt" style:font-size-complex="11pt"/>
    </style:style>
    <style:style style:name="T6" style:family="text">
      <style:text-properties style:font-name="Georgia" fo:font-size="11pt" officeooo:rsid="0005bfdb"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t Is Only A Dream</text:p>
      <text:p text:style-name="P3">Tuesday, September 25, 2018</text:p>
      <text:p text:style-name="P2"/>
      <text:p text:style-name="P2"><text:tab/>“Life is but a dream.”<text:note text:id="ftn1" text:note-class="footnote"><text:note-citation>1</text:note-citation><text:note-body><text:p text:style-name="P6">Row, Row, Row Your Boat</text:p></text:note-body></text:note> Is that not what the song said? It is an interesting thought process isn’t it? Life is as it was and is what it will always be. There are changes yes, but life will not change to the point where it isn’t recognizable<text:span text:style-name="T1"> again</text:span>. This life is but a life full of challenges. Some are good for us, others are not as good as we would hope.</text:p>
      <text:p text:style-name="P2"><text:tab/>There are times in this life we would wish it would be better. There are other times in this life when we do not wish anything to happen at all and we are simply here. I do not know of a better time in life that could be better or worse. It obviously always can be better or worse, but to pin point a specific place in time? I cannot do that, nor should I ever wish to try.</text:p>
      <text:p text:style-name="P2"/>
      <text:p text:style-name="P4"><text:span text:style-name="T6"><text:tab/>“</text:span><text:span text:style-name="T2">The purpose of mortal life is for all people to have joy.</text:span><text:span text:style-name="T2"><text:note text:id="ftn2" text:note-class="footnote"><text:note-citation>2</text:note-citation><text:note-body><text:p text:style-name="P6">2 Ne. 2:22–25</text:p></text:note-body></text:note></text:span><text:span text:style-name="T2"> A full joy will come only through Jesus Christ.”</text:span><text:span text:style-name="T2"><text:note text:id="ftn3" text:note-class="footnote"><text:note-citation>3</text:note-citation><text:note-body><text:p text:style-name="P6">John 15:11; D&amp;C 93:33–34; 101:36</text:p></text:note-body></text:note></text:span></text:p>
      <text:p text:style-name="P7"/>
      <text:p text:style-name="P5"><text:span text:style-name="T2"><text:tab/></text:span><text:span text:style-name="T3">That is found in LDS </text:span><text:span text:style-name="T4">Scripture</text:span><text:span text:style-name="T3">, that is fine and good. But what does it say about the purpose of life in the Bible? Oh there are passages about life and whatnot, but not a purpose that has been described in the Book of Mormon. I find that interesting...was this one of the simple plain and precious truths that was taken from the book? It makes me wonder at times.</text:span></text:p>
      <text:p text:style-name="P8"><text:tab/>If this life is really just a dream, and we are waiting to wake up from it. Is it not more of a form of nightmare? I would think it would be. If we are here on earth, suffering at times and trying to live life to the best and fullest we are able and God allows suffering. Don’t get me started on God allowing suffering because of agency etc. some suffering comes to us and it’s not because our agency had anything to do with it. But if we are here, suffering, and we are meant to find joy in such suffering. What’s the point of it all? Does it even make any sense that way? I’m not certain.</text:p>
      <text:p text:style-name="P5"><text:span text:style-name="T3"><text:tab/>I have not been persecuted like Paul, who once so persecuted the saints and the church. The Lord took Paul </text:span><text:span text:style-name="T5">him</text:span><text:span text:style-name="T3"> under His care and made sure he found the correct path to follow. It is interesting that there are so many churches out there. Most of them don’t fret over if you belong to them. They only care if you do good to others and love the Lord. The Church of Jesus Christ of Latter-day Saints on the other hand wish you to belong to their congregation. Teaching that all other churches are an abomination before the Lord. Well, that was the Lord’s own teaching to Joseph Smith wasn’t it? So wouldn’t it still be that way?</text:span></text:p>
      <text:p text:style-name="P8"><text:tab/>Church leaders have let up on that thought accepting all churches as having good in them but not having the complete 100% of the gospel like the Mormon church does. It is a rather bold and prideful statement. Why cannot a person simply try their best to follow God and Jesus being led by the Holy Spirit? One would think it would really be that simple. But to some it is not.</text:p>
      <text:p text:style-name="P8"><text:tab/>If we are to find peace in this life, we must all find a way to come together in a form of unity. That’s not to say we are to all become one under God’s one true church, for I do not believe there is a one true church in this life. I do believe, however, that we are to simply do our best. Love our neighbor. Love God, Love Jesus. The rest will fall into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27:58.183071756</meta:creation-date>
    <dc:date>2018-09-25T13:48:21.167167385</dc:date>
    <meta:editing-duration>PT19M3S</meta:editing-duration>
    <meta:editing-cycles>2</meta:editing-cycles>
    <meta:generator>LibreOffice/5.1.6.2$Linux_X86_64 LibreOffice_project/10m0$Build-2</meta:generator>
    <meta:document-statistic meta:table-count="0" meta:image-count="0" meta:object-count="0" meta:page-count="1" meta:paragraph-count="13" meta:word-count="653" meta:character-count="3272" meta:non-whitespace-character-count="2626"/>
  </office:meta>
</office:document-meta>
</file>